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679cm"/>
    </style:style>
    <style:style style:name="co3" style:family="table-column">
      <style:table-column-properties fo:break-before="auto" style:column-width="4.777cm"/>
    </style:style>
    <style:style style:name="co5" style:family="table-column">
      <style:table-column-properties fo:break-before="auto" style:column-width="15.432cm"/>
    </style:style>
    <style:style style:name="co4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rmor_clas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owl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estle and Mortar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mmer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ickaxe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pade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nife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eather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pyrus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range Dust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gic Dust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nchanted Dus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ilk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irecloth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cecloth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arthweave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aterweave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olycloth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arkcloth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oal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ron Ore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ilver Ore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old Ore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teel Bar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teel Bars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ilver Bar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ilver Bars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old Bar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old Bars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nchanted Silver Bar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nchanted Gold Bar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teel Chain Links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9">0000-00-00</text:date>, <text:time style:data-style-name="N2" text:time-value="16:02:23.3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Riley Runchey</meta:initial-creator>
    <meta:creation-date>2020-10-05T19:01:27.71</meta:creation-date>
    <meta:generator>LibreOffice/7.0.2.2$Windows_X86_64 LibreOffice_project/8349ace3c3162073abd90d81fd06dcfb6b36b994</meta:generator>
    <dc:date>2020-10-09T16:01:56.136000000</dc:date>
    <meta:editing-duration>PT1H36M30S</meta:editing-duration>
    <meta:editing-cycles>12</meta:editing-cycles>
    <meta:document-statistic meta:table-count="3" meta:cell-count="67" meta:object-count="0"/>
  </office:meta>
</office:document-meta>
</file>